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Ubuntu" officeooo:rsid="0010d39c" officeooo:paragraph-rsid="0010d39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language="fr" fo:country="FR"/>
    </style:style>
    <style:style style:name="P6" style:family="paragraph" style:parent-style-name="Text_20_body">
      <style:text-properties officeooo:paragraph-rsid="00125ec1"/>
    </style:style>
    <style:style style:name="P7" style:family="paragraph" style:parent-style-name="Text_20_body">
      <style:text-properties officeooo:rsid="0012ac4f" officeooo:paragraph-rsid="0012ac4f"/>
    </style:style>
    <style:style style:name="P8" style:family="paragraph" style:parent-style-name="Text_20_body">
      <style:text-properties officeooo:paragraph-rsid="0012ac4f"/>
    </style:style>
    <style:style style:name="P9" style:family="paragraph" style:parent-style-name="Text_20_body">
      <style:text-properties officeooo:rsid="0015787e" officeooo:paragraph-rsid="0015787e"/>
    </style:style>
    <style:style style:name="P10" style:family="paragraph" style:parent-style-name="Text_20_body">
      <style:text-properties officeooo:paragraph-rsid="0019a62a"/>
    </style:style>
    <style:style style:name="P11" style:family="paragraph" style:parent-style-name="Text_20_body">
      <style:text-properties officeooo:paragraph-rsid="001a20a4"/>
    </style:style>
    <style:style style:name="P12" style:family="paragraph" style:parent-style-name="Heading_20_1">
      <style:text-properties officeooo:paragraph-rsid="0010f6c7"/>
    </style:style>
    <style:style style:name="P13" style:family="paragraph" style:parent-style-name="Heading_20_1">
      <style:text-properties fo:language="fr" fo:country="FR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2">
      <style:text-properties officeooo:paragraph-rsid="00125ec1"/>
    </style:style>
    <style:style style:name="P16" style:family="paragraph" style:parent-style-name="Heading_20_2">
      <style:text-properties officeooo:paragraph-rsid="0019a62a"/>
    </style:style>
    <style:style style:name="P17" style:family="paragraph" style:parent-style-name="Heading_20_2">
      <style:text-properties officeooo:paragraph-rsid="001a20a4"/>
    </style:style>
    <style:style style:name="P18" style:family="paragraph" style:parent-style-name="Heading_20_2">
      <style:text-properties officeooo:rsid="00241f5f" officeooo:paragraph-rsid="00241f5f"/>
    </style:style>
    <style:style style:name="P19" style:family="paragraph" style:parent-style-name="Heading_20_3">
      <style:text-properties officeooo:paragraph-rsid="0012ac4f"/>
    </style:style>
    <style:style style:name="P20" style:family="paragraph" style:parent-style-name="Heading_20_3">
      <style:text-properties officeooo:rsid="00241f5f" officeooo:paragraph-rsid="00241f5f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officeooo:paragraph-rsid="00125ec1"/>
    </style:style>
    <style:style style:name="P23" style:family="paragraph" style:parent-style-name="Text_20_body" style:list-style-name="L1">
      <style:text-properties officeooo:paragraph-rsid="0016aa07"/>
    </style:style>
    <style:style style:name="P24" style:family="paragraph" style:parent-style-name="Text_20_body" style:list-style-name="L1">
      <style:text-properties officeooo:rsid="00177866" officeooo:paragraph-rsid="00177866"/>
    </style:style>
    <style:style style:name="P25" style:family="paragraph" style:parent-style-name="Text_20_body">
      <style:text-properties style:font-name="Ubuntu" fo:language="fr" fo:country="FR" officeooo:rsid="001a20a4" officeooo:paragraph-rsid="001a20a4"/>
    </style:style>
    <style:style style:name="P26" style:family="paragraph" style:parent-style-name="Text_20_body">
      <style:text-properties style:font-name="Ubuntu" fo:language="fr" fo:country="FR" officeooo:rsid="001c3e35" officeooo:paragraph-rsid="001c3e35"/>
    </style:style>
    <style:style style:name="P27" style:family="paragraph" style:parent-style-name="Text_20_body" style:list-style-name="L2">
      <style:text-properties style:font-name="Ubuntu" fo:language="fr" fo:country="FR" officeooo:rsid="001d2159" officeooo:paragraph-rsid="001d2159"/>
    </style:style>
    <style:style style:name="P28" style:family="paragraph" style:parent-style-name="Text_20_body" style:list-style-name="L2">
      <style:text-properties style:font-name="Ubuntu" fo:language="fr" fo:country="FR" officeooo:rsid="001dec52" officeooo:paragraph-rsid="001dec52"/>
    </style:style>
    <style:style style:name="P29" style:family="paragraph" style:parent-style-name="Text_20_body">
      <style:text-properties style:font-name="Ubuntu" fo:language="fr" fo:country="FR" officeooo:rsid="001dec52" officeooo:paragraph-rsid="001dec52"/>
    </style:style>
    <style:style style:name="P30" style:family="paragraph" style:parent-style-name="Text_20_body">
      <style:text-properties style:font-name="Ubuntu" fo:language="fr" fo:country="FR" officeooo:rsid="001efe11" officeooo:paragraph-rsid="001efe11"/>
    </style:style>
    <style:style style:name="P31" style:family="paragraph" style:parent-style-name="Text_20_body" style:list-style-name="L4">
      <style:text-properties officeooo:paragraph-rsid="00226151"/>
    </style:style>
    <style:style style:name="P32" style:family="paragraph" style:parent-style-name="Text_20_body">
      <style:text-properties officeooo:rsid="00241f5f" officeooo:paragraph-rsid="00241f5f"/>
    </style:style>
    <style:style style:name="T1" style:family="text">
      <style:text-properties officeooo:rsid="0010d39c"/>
    </style:style>
    <style:style style:name="T2" style:family="text">
      <style:text-properties style:font-name="Ubuntu" fo:language="fr" fo:country="FR"/>
    </style:style>
    <style:style style:name="T3" style:family="text">
      <style:text-properties style:font-name="Ubuntu" fo:language="fr" fo:country="FR" fo:font-weight="bold" officeooo:rsid="00125ec1"/>
    </style:style>
    <style:style style:name="T4" style:family="text">
      <style:text-properties style:font-name="Ubuntu" fo:language="fr" fo:country="FR" officeooo:rsid="0012ac4f"/>
    </style:style>
    <style:style style:name="T5" style:family="text">
      <style:text-properties style:font-name="Ubuntu" fo:language="fr" fo:country="FR" officeooo:rsid="0010f6c7"/>
    </style:style>
    <style:style style:name="T6" style:family="text">
      <style:text-properties style:font-name="Ubuntu" fo:language="fr" fo:country="FR" officeooo:rsid="00125ec1"/>
    </style:style>
    <style:style style:name="T7" style:family="text">
      <style:text-properties style:font-name="Ubuntu" fo:language="fr" fo:country="FR" officeooo:rsid="0015787e"/>
    </style:style>
    <style:style style:name="T8" style:family="text">
      <style:text-properties style:font-name="Ubuntu" fo:language="fr" fo:country="FR" officeooo:rsid="00177866"/>
    </style:style>
    <style:style style:name="T9" style:family="text">
      <style:text-properties style:font-name="Ubuntu" fo:language="fr" fo:country="FR" officeooo:rsid="001884d9"/>
    </style:style>
    <style:style style:name="T10" style:family="text">
      <style:text-properties style:font-name="Ubuntu" fo:language="fr" fo:country="FR" officeooo:rsid="0019a62a"/>
    </style:style>
    <style:style style:name="T11" style:family="text">
      <style:text-properties style:font-name="Ubuntu" fo:language="fr" fo:country="FR" officeooo:rsid="001a20a4"/>
    </style:style>
    <style:style style:name="T12" style:family="text">
      <style:text-properties style:font-name="Ubuntu" fo:language="fr" fo:country="FR" officeooo:rsid="001c3e35"/>
    </style:style>
    <style:style style:name="T13" style:family="text">
      <style:text-properties style:font-name="Ubuntu" fo:language="fr" fo:country="FR" officeooo:rsid="001d2159"/>
    </style:style>
    <style:style style:name="T14" style:family="text">
      <style:text-properties style:font-name="Ubuntu" fo:language="fr" fo:country="FR" officeooo:rsid="0021d578"/>
    </style:style>
    <style:style style:name="T15" style:family="text">
      <style:text-properties style:font-name="Ubuntu" fo:language="fr" fo:country="FR" officeooo:rsid="00226151"/>
    </style:style>
    <style:style style:name="T16" style:family="text">
      <style:text-properties style:font-name="Ubuntu" fo:font-size="18.2000007629395pt" fo:language="fr" fo:country="FR" fo:font-weight="bold" officeooo:rsid="00125ec1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17" style:family="text">
      <style:text-properties style:font-name="Ubuntu" fo:font-size="16.1000003814697pt" fo:language="fr" fo:country="FR" fo:font-weight="bold" officeooo:rsid="001c3e35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18" style:family="text">
      <style:text-properties style:font-name="Ubuntu" fo:font-size="16.1000003814697pt" fo:language="fr" fo:country="FR" fo:font-weight="bold" officeooo:rsid="001d2159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19" style:family="text">
      <style:text-properties style:font-name="Ubuntu" fo:font-size="16.1000003814697pt" fo:language="fr" fo:country="FR" fo:font-weight="bold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20" style:family="text">
      <style:text-properties style:font-name="Ubuntu" fo:font-size="16.1000003814697pt" fo:language="fr" fo:country="FR" fo:font-weight="bold" officeooo:rsid="00241f5f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21" style:family="text">
      <style:text-properties fo:color="#000000" style:font-name="Ubuntu" fo:language="fr" fo:country="FR" fo:background-color="#ffffff" loext:char-shading-value="0"/>
    </style:style>
    <style:style style:name="T22" style:family="text">
      <style:text-properties fo:color="#000000" style:font-name="Ubuntu" fo:language="fr" fo:country="FR" officeooo:rsid="0012ac4f" fo:background-color="#ffffff" loext:char-shading-value="0"/>
    </style:style>
    <style:style style:name="T23" style:family="text">
      <style:text-properties fo:color="#000000" style:font-name="Ubuntu" fo:language="fr" fo:country="FR" officeooo:rsid="0016aa07" fo:background-color="#ffffff" loext:char-shading-value="0"/>
    </style:style>
    <style:style style:name="T24" style:family="text">
      <style:text-properties fo:color="#000000" style:font-name="Ubuntu" fo:language="fr" fo:country="FR" officeooo:rsid="00177866" fo:background-color="#ffffff" loext:char-shading-value="0"/>
    </style:style>
    <style:style style:name="T25" style:family="text">
      <style:text-properties fo:color="#000000" style:font-name="Ubuntu" fo:language="fr" fo:country="FR" officeooo:rsid="001dec52" fo:background-color="#ffffff" loext:char-shading-value="0"/>
    </style:style>
    <style:style style:name="T26" style:family="text">
      <style:text-properties fo:color="#000000" style:font-name="Ubuntu" fo:language="fr" fo:country="FR" officeooo:rsid="00226151" fo:background-color="#ffffff" loext:char-shading-value="0"/>
    </style:style>
    <style:style style:name="T27" style:family="text">
      <style:text-properties fo:color="#000000" style:font-name="Ubuntu" fo:language="fr" fo:country="FR" officeooo:rsid="00241f5f" fo:background-color="#ffffff" loext:char-shading-value="0"/>
    </style:style>
    <style:style style:name="T28" style:family="text">
      <style:text-properties fo:color="#ffffff" style:font-name="Ubuntu" fo:language="fr" fo:country="FR" fo:background-color="#000000" loext:char-shading-value="0"/>
    </style:style>
    <style:style style:name="T29" style:family="text">
      <style:text-properties fo:color="#ffffff" style:font-name="Ubuntu" fo:language="fr" fo:country="FR" officeooo:rsid="0016aa07" fo:background-color="#000000" loext:char-shading-value="0"/>
    </style:style>
    <style:style style:name="T30" style:family="text">
      <style:text-properties officeooo:rsid="0019a62a"/>
    </style:style>
    <style:style style:name="T31" style:family="text">
      <style:text-properties officeooo:rsid="0022615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"><text:a xlink:type="simple" xlink:href="#__RefHeading___Toc151_1033052965" text:style-name="Index_20_Link" text:visited-style-name="Index_20_Link">I. Introduction<text:tab/>2</text:a></text:p>
          <text:p text:style-name="P3"><text:a xlink:type="simple" xlink:href="#__RefHeading___Toc127_1033052965" text:style-name="Index_20_Link" text:visited-style-name="Index_20_Link">II. Découverte du Shell Unix<text:tab/>2</text:a></text:p>
          <text:p text:style-name="P4"><text:a xlink:type="simple" xlink:href="#__RefHeading___Toc129_1033052965" text:style-name="Index_20_Link" text:visited-style-name="Index_20_Link">I. Qu’est-ce que c’est ?<text:tab/>2</text:a></text:p>
          <text:p text:style-name="P4"><text:a xlink:type="simple" xlink:href="#__RefHeading___Toc153_1033052965" text:style-name="Index_20_Link" text:visited-style-name="Index_20_Link">II. Dans notre cas.<text:tab/>2</text:a></text:p>
          <text:p text:style-name="P3"><text:a xlink:type="simple" xlink:href="#__RefHeading___Toc247_1033052965" text:style-name="Index_20_Link" text:visited-style-name="Index_20_Link">III. Création d’un conteneur (container) Proxmox avec Wordpress à l’intérieur.<text:tab/>3</text:a></text:p>
          <text:p text:style-name="P4"><text:a xlink:type="simple" xlink:href="#__RefHeading___Toc249_1033052965" text:style-name="Index_20_Link" text:visited-style-name="Index_20_Link">I. Qu’est-ce qu’un conteneur ?<text:tab/>3</text:a></text:p>
          <text:p text:style-name="P4"><text:a xlink:type="simple" xlink:href="#__RefHeading___Toc251_1033052965" text:style-name="Index_20_Link" text:visited-style-name="Index_20_Link">II. Installons notre ‘Proxy’, en conteneur Proxmox.<text:tab/>3</text:a></text:p>
        </text:index-body>
      </text:table-of-content>
      <text:p text:style-name="P5"/>
      <text:h text:style-name="P14" text:outline-level="1"><text:bookmark-start text:name="__RefHeading___Toc151_1033052965"/><text:span text:style-name="T5">I</text:span><text:span text:style-name="T2">ntroduction</text:span><text:bookmark-end text:name="__RefHeading___Toc151_1033052965"/></text:h>
      <text:p text:style-name="P8"><text:span text:style-name="T4">Dans ce document nous allons utiliser l’OS Proxmox v7.4 pour gérer notre serveur WEB.<text:line-break/>Nous allons découvrir le ‘Shell Unix’ pour l’édition de fichiers de configuration</text:span><text:span text:style-name="T7">s</text:span><text:span text:style-name="T4">, puis l’interface WEB d’Administration de Proxmox pour l’administration et la gestion des services du serveur. </text:span><text:span text:style-name="T7">Dans cette section nous verrons brièvement les interfaces réseaux (redirection des ports de notre serveur).</text:span></text:p>
      <text:p text:style-name="P9"><text:span text:style-name="T4">N</text:span><text:span text:style-name="T2">ous verrons dans un second temps le principe de ‘conteneurs’ de Proxmox et de docker (Logiciel qui permet de créer des ‘conteneurs’ tout comme Proxmox, mais à l’intérieur d’un conteneur Proxmox).</text:span></text:p>
      <text:h text:style-name="P12" text:outline-level="1"><text:bookmark-start text:name="__RefHeading___Toc127_1033052965"/><text:span text:style-name="T5">Découverte du </text:span><text:span text:style-name="T6">S</text:span><text:span text:style-name="T5">hell </text:span><text:span text:style-name="T16">Unix</text:span><text:bookmark-end text:name="__RefHeading___Toc127_1033052965"/></text:h>
      <text:h text:style-name="P15" text:outline-level="2"><text:bookmark-start text:name="__RefHeading___Toc129_1033052965"/><text:span text:style-name="T6">Qu’est-ce que c’est ?</text:span><text:bookmark-end text:name="__RefHeading___Toc129_1033052965"/></text:h>
      <text:p text:style-name="P6"><text:span text:style-name="T6">Un </text:span><text:span text:style-name="T3">shell Unix</text:span><text:span text:style-name="T6"> est un </text:span><text:a xlink:type="simple" xlink:href="https://fr.wikipedia.org/wiki/Interpréteur_de_commandes" text:style-name="Internet_20_link" text:visited-style-name="Visited_20_Internet_20_Link">interpréteur de commandes</text:a><text:span text:style-name="T6"> destiné aux </text:span><text:a xlink:type="simple" xlink:href="https://fr.wikipedia.org/wiki/Systèmes_d%27exploitation" text:style-name="Internet_20_link" text:visited-style-name="Visited_20_Internet_20_Link">systèmes d'exploitation</text:a><text:span text:style-name="T6"> </text:span><text:a xlink:type="simple" xlink:href="https://fr.wikipedia.org/wiki/Unix" text:style-name="Internet_20_link" text:visited-style-name="Visited_20_Internet_20_Link">Unix</text:a><text:span text:style-name="T6"> et de </text:span><text:a xlink:type="simple" xlink:href="https://fr.wikipedia.org/wiki/Type_Unix" text:style-name="Internet_20_link" text:visited-style-name="Visited_20_Internet_20_Link">type Unix</text:a><text:span text:style-name="T6"> qui permet d'accéder aux fonctionnalités internes du système d'exploitation. (Définition de Wikipédia).<text:line-break/></text:span><text:span text:style-name="T7">Cela va nous permettre d’ouvrir </text:span><text:span text:style-name="T14">(exécuter)</text:span><text:span text:style-name="T7"> des logiciels afin d’éditer des fichiers textes mais aussi </text:span><text:span text:style-name="T14">de lancer</text:span><text:span text:style-name="T7"> des scripts Shell, afin d’exécuter une suite d’instructions (cela permet d’automatiser une suite d’actions sur le serveur sans devoir tout taper à la main à chaque fois dans le terminal).</text:span></text:p>
      <text:h text:style-name="P18" text:outline-level="2"><text:span text:style-name="T20">R</text:span><text:span text:style-name="T19">edirections des ports vers les services concernés.</text:span></text:h>
      <text:h text:style-name="P19" text:outline-level="3"><text:bookmark-start text:name="__RefHeading___Toc153_1033052965"/><text:span text:style-name="T20">Si pas de Box internet</text:span><text:span text:style-name="T4">.</text:span><text:bookmark-end text:name="__RefHeading___Toc153_1033052965"/></text:h>
      <text:p text:style-name="P7"><text:span text:style-name="T4">O</text:span><text:span text:style-name="T2">n va éditer le fichier de redirections des ports de Proxmox vers les ‘conteneurs’</text:span></text:p>
      <text:list xml:id="list428604677" text:style-name="L1">
        <text:list-item>
          <text:p text:style-name="P22"><text:span text:style-name="T5">O</text:span><text:span text:style-name="T6">uvrir un terminal </text:span><text:span text:style-name="T8">ou ouvrir votre navigateur à l’adresse du serveur.</text:span></text:p>
        </text:list-item>
        <text:list-item>
          <text:p text:style-name="P24"><text:span text:style-name="T6">S</text:span><text:span text:style-name="T2">e connecter au serveur :<text:line-break/>Via SSH par terminal ou via l’interface Web du serveur.<text:line-break/>Si connecté via le Web, </text:span><text:span text:style-name="T9">sélectionner le ‘PVE’, puis </text:span><text:span text:style-name="T2">ouvrir </text:span><text:span text:style-name="T9">l’interface</text:span><text:span text:style-name="T2"> ‘&gt;_Shell’ → ‘noVNC’ </text:span><text:span text:style-name="T9">(terminal via le Web),<text:line-break/></text:span><text:span text:style-name="T10">Vous êtes maintenant connecté au serveur.</text:span></text:p>
        </text:list-item>
        <text:list-item>
          <text:p text:style-name="P21"><text:span text:style-name="T6">T</text:span><text:span text:style-name="T2">apez </text:span><text:span text:style-name="T28">pwd</text:span><text:span text:style-name="T21"> </text:span><text:span text:style-name="T22">pour afficher l’emplacement actuel dans l’arborescence de votre disque dur.</text:span></text:p>
        </text:list-item>
        <text:list-item>
          <text:p text:style-name="P23"><text:soft-page-break/><text:span text:style-name="T22">T</text:span><text:span text:style-name="T23">apez </text:span><text:span text:style-name="T29">nano /etc/network/interfaces</text:span><text:span text:style-name="T23"> </text:span><text:span text:style-name="T25">ceci va </text:span><text:span text:style-name="T23">lancer le logiciel ‘nano’ qui permet d’éditer des fichiers en ligne de commande.</text:span></text:p>
        </text:list-item>
        <text:list-item>
          <text:p text:style-name="P23"><text:span text:style-name="T23">Ici nous voulons ajouter des redirections de ports vers l’un de nos ‘conteneurs’<text:line-break/></text:span><text:span text:style-name="T24">Avec ‘ctrl+k’ vous allez coupez des lignes et avec ‘ctrl+u’ vous allez les coller.<text:line-break/>Avec ‘ctrl+x’ vous allez quitter ‘nano’ tout en enregistrant les modifications.<text:line-break/></text:span><text:a xlink:type="simple" xlink:href="https://fr.wikipedia.org/wiki/Port_(logiciel" text:style-name="Internet_20_link" text:visited-style-name="Visited_20_Internet_20_Link">https://fr.wikipedia.org/wiki/Port_(logiciel</text:a><text:span text:style-name="T24">)</text:span></text:p>
        </text:list-item>
      </text:list>
      <text:h text:style-name="P20" text:outline-level="3"><text:span text:style-name="T24">A</text:span><text:span text:style-name="T21">vec une box internet</text:span></text:h>
      <text:p text:style-name="P32"><text:span text:style-name="T27">C</text:span><text:span text:style-name="T21">ela diffère grandement dans l’interface pour chaque Box de chaque fournisseur, mais pas dans les principes.</text:span></text:p>
      <text:list xml:id="list2220230612" text:style-name="L4">
        <text:list-item>
          <text:p text:style-name="P31"><text:span text:style-name="T26">Il faut se connecter à la box en admin et trouver la </text:span><text:span text:style-name="T27">page des</text:span><text:span text:style-name="T26"> redirection</text:span><text:span text:style-name="T27">s</text:span><text:span text:style-name="T26"> des ports.</text:span></text:p>
        </text:list-item>
        <text:list-item>
          <text:p text:style-name="P31"><text:span text:style-name="T26">Trouver les IPs des conteneurs</text:span><text:span text:style-name="T27">, s’il y a une liste, sinon les rentrer à la main</text:span><text:span text:style-name="T26"> et ajouter une redirection de port vers l’IP d’un des conteneurs. </text:span></text:p>
        </text:list-item>
      </text:list>
      <text:h text:style-name="P13" text:outline-level="1"><text:bookmark-start text:name="__RefHeading___Toc247_1033052965"/>Création d’un conteneur (container) <text:span text:style-name="T30">Proxmox avec</text:span> Wordpress <text:span text:style-name="T30">à l’intérieur.</text:span><text:bookmark-end text:name="__RefHeading___Toc247_1033052965"/></text:h>
      <text:p text:style-name="P10"><text:span text:style-name="T10">Dans ce </text:span><text:span text:style-name="T12">chapitre</text:span><text:span text:style-name="T10"> nous allons créer un conteneur avec Wordpress afin de créer </text:span><text:span text:style-name="T11">le</text:span><text:span text:style-name="T10"> site internet </text:span><text:span text:style-name="T11">d’Obrador.</text:span></text:p>
      <text:h text:style-name="P16" text:outline-level="2"><text:bookmark-start text:name="__RefHeading___Toc249_1033052965"/><text:span text:style-name="T6">Qu’est-ce </text:span><text:span text:style-name="T10">qu’un conteneur </text:span><text:span text:style-name="T6">?</text:span><text:bookmark-end text:name="__RefHeading___Toc249_1033052965"/></text:h>
      <text:p text:style-name="P11"><text:span text:style-name="T11">Nous verrons</text:span><text:span text:style-name="T10"> deux type</text:span><text:span text:style-name="T11">s</text:span><text:span text:style-name="T10"> de conteneurs, Proxmox (LXC) et Docker, </text:span><text:span text:style-name="T11">il y en a</text:span><text:span text:style-name="T10"> plein d’autres que nous ne verrons pas.</text:span></text:p>
      <text:p text:style-name="P11"><text:span text:style-name="T10">Un conteneur ‘Proxmox’ permet d’</text:span><text:span text:style-name="T15">éxécuter</text:span><text:span text:style-name="T10"> un OS (Système d’exploitation) dans un OS déjà existant. C’est comme un deuxième ordinateur qui n’a rien avoir avec le premier.<text:line-break/>Un conteneur ‘Docker’ c’est presque la même chose mais on va pouvoir partager de</text:span><text:span text:style-name="T11">s</text:span><text:span text:style-name="T10"> dossiers et </text:span><text:span text:style-name="T11">des </text:span><text:span text:style-name="T10">fichiers avec l’OS qui contient le conteneur. </text:span><text:span text:style-name="T11">Son avantage est aussi que les conteneurs docker sont déjà installé</text:span><text:span text:style-name="T15">s</text:span><text:span text:style-name="T11"> avec des services comme Wordpress et que les mises à jours sont extrêmement simples. </text:span></text:p>
      <text:p text:style-name="P25">Les conteneurs vont nous permettre d’ajouter/gérer des services Web (et autres), facilement sans que cela ne puisse casser les services qui sont déjà hébergés sur le serveur.<text:line-break/>De plus, les sauvegardes, restaurations et mise à jours, sont bien plus faciles et sans risques.</text:p>
      <text:h text:style-name="P17" text:outline-level="2"><text:bookmark-start text:name="__RefHeading___Toc251_1033052965"/><text:soft-page-break/><text:span text:style-name="T11">Installons </text:span><text:span text:style-name="T13">notre ‘Proxy’, </text:span><text:span text:style-name="T18">en</text:span><text:span text:style-name="T17"> conteneur Proxmox</text:span><text:span text:style-name="T11">.</text:span><text:bookmark-end text:name="__RefHeading___Toc251_1033052965"/></text:h>
      <text:p text:style-name="P26">Dans ce paragraphe nous allons créer le conteneur Proxmox 101, afin de créer notre ‘Proxy’.</text:p>
      <text:p text:style-name="P26">Le Proxy permet de rediriger des URL (de services Web) vers des ports du serveur.</text:p>
      <text:list xml:id="list1264798178" text:style-name="L2">
        <text:list-item>
          <text:p text:style-name="P27">Via l’interface Web de Proxmox, ‘Créer un conteneur’.</text:p>
        </text:list-item>
        <text:list-item>
          <text:p text:style-name="P27">CT ID : 101, mettre le ‘Nom d’hôte’ : ‘Proxy’, décocher ‘Conteneur non privilégié’, mettre un mot de passe, puis Suivant.</text:p>
        </text:list-item>
        <text:list-item>
          <text:p text:style-name="P27">Choisir le Modèle ‘Debian 12’, puis Suivant.</text:p>
        </text:list-item>
        <text:list-item>
          <text:p text:style-name="P27">Laisser le disque dur par défaut, puis Suivant.</text:p>
        </text:list-item>
        <text:list-item>
          <text:p text:style-name="P27">Laisser un cœur de Processeur, puis Suivant.</text:p>
        </text:list-item>
        <text:list-item>
          <text:p text:style-name="P28">La mémoire aussi, puis Suivant.</text:p>
        </text:list-item>
        <text:list-item>
          <text:p text:style-name="P28">Le réseau : Mettre ‘Pont’ à ‘vmbr<text:span text:style-name="T31">0</text:span>’, IPv4/CIDR à ‘192.168.0.101/24’, ‘Passerelle’ à ‘192.168.0.254’, puis Suivant.</text:p>
        </text:list-item>
        <text:list-item>
          <text:p text:style-name="P28">Et tout accepter ce qui suit.</text:p>
        </text:list-item>
      </text:list>
      <text:p text:style-name="P29">Voilà c’est fait, le conteneur ‘101 (Proxy)’ devrait apparaître sur la gauche de l’interface Web de Proxmox. Vous pouvez cliquer dessus afin d’afficher le Résumé du conteneur.</text:p>
      <text:p text:style-name="P30">On va lancer un terminal afin d’installer et configurer notre proxy.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and" style:family="paragraph" style:parent-style-name="Preformatted_20_Text">
      <loext:graphic-properties draw:fill="solid" draw:fill-color="#999999"/>
      <style:paragraph-properties fo:background-color="#999999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Ubuntu" officeooo:rsid="0010d39c" officeooo:paragraph-rsid="0010d39c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0d39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tion Admin System v1.0</text:p>
      </style:header>
      <style:footer>
        <text:p text:style-name="MP2"><text:span text:style-name="MT1">Page </text:span><text:page-number text:select-page="current">4</text:page-number>/<text:page-count>4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4" meta:paragraph-count="47" meta:word-count="779" meta:character-count="4811" meta:non-whitespace-character-count="4101"/>
  </office:meta>
</office:document-meta>
</file>